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Text_20_body">
      <style:text-properties officeooo:rsid="0022ea1a" officeooo:paragraph-rsid="0022ea1a"/>
    </style:style>
    <style:style style:name="P15" style:family="paragraph" style:parent-style-name="Text_20_body">
      <style:text-properties officeooo:paragraph-rsid="0022ea1a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officeooo:rsid="00205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16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8"><text:span text:style-name="T1">Multi-threading</text:span>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8"><text:span text:style-name="T1">Explains how he done multi-threading into CryptoMiniSat.</text:span></text:p>
      <text:p text:style-name="P8"><text:span text:style-name="T1">This could be interesting for the third iteration.</text:span>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2"/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16" text:outline-level="1">Iteration 3: Planning</text:h>
      <text:p text:style-name="P15"/>
      <text:h text:style-name="Heading_20_1" text:outline-level="1">Iteration 3: Development and TDD</text:h>
      <text:p text:style-name="P14"/>
      <text:h text:style-name="Heading_20_1" text:outline-level="1">Iteration 3: Finalization</text:h>
      <text:h text:style-name="P16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15T21:13:57.198259097</dc:date>
    <meta:editing-duration>PT2H21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62" meta:word-count="614" meta:character-count="3926" meta:non-whitespace-character-count="3369"/>
  </office:meta>
</office:document-meta>
</file>